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3087in" svg:height="6.1803in" svg:x="0.9323in" svg:y="232.3929in">
            <draw:object draw:notify-on-update-of-ranges="Sheet1.A1:Sheet1.A13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4.3462" calcext:value-type="float">
            <text:p>14.346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: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unction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T: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unction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.3963712" calcext:value-type="float">
            <text:p>5.3963712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5.3963712" calcext:value-type="float">
            <text:p>5.3963712</text:p>
          </table:table-cell>
          <table:table-cell table:number-columns-repeated="3"/>
        </table:table-row>
        <table:table-row table:style-name="ro1">
          <table:table-cell office:value-type="float" office:value="5.3963712" calcext:value-type="float">
            <text:p>5.3963712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8.0784" calcext:value-type="float">
            <text:p>8.0784</text:p>
          </table:table-cell>
          <table:table-cell table:number-columns-repeated="3"/>
        </table:table-row>
        <table:table-row table:style-name="ro1">
          <table:table-cell office:value-type="float" office:value="8.0784" calcext:value-type="float">
            <text:p>8.0784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8.0784" calcext:value-type="float">
            <text:p>8.0784</text:p>
          </table:table-cell>
          <table:table-cell table:number-columns-repeated="3"/>
        </table:table-row>
        <table:table-row table:style-name="ro1">
          <table:table-cell office:value-type="float" office:value="8.0784" calcext:value-type="float">
            <text:p>8.0784</text:p>
          </table:table-cell>
          <table:table-cell table:number-columns-repeated="3"/>
        </table:table-row>
        <table:table-row table:style-name="ro1">
          <table:table-cell office:value-type="float" office:value="8.0784" calcext:value-type="float">
            <text:p>8.0784</text:p>
          </table:table-cell>
          <table:table-cell table:number-columns-repeated="3"/>
        </table:table-row>
        <table:table-row table:style-name="ro1">
          <table:table-cell office:value-type="float" office:value="8.0784" calcext:value-type="float">
            <text:p>8.0784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5.3963712" calcext:value-type="float">
            <text:p>5.3963712</text:p>
          </table:table-cell>
          <table:table-cell table:number-columns-repeated="3"/>
        </table:table-row>
        <table:table-row table:style-name="ro1">
          <table:table-cell office:value-type="float" office:value="5.3963712" calcext:value-type="float">
            <text:p>5.3963712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8.0784" calcext:value-type="float">
            <text:p>8.0784</text:p>
          </table:table-cell>
          <table:table-cell table:number-columns-repeated="3"/>
        </table:table-row>
        <table:table-row table:style-name="ro1">
          <table:table-cell office:value-type="float" office:value="8.0784" calcext:value-type="float">
            <text:p>8.0784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5.3856" calcext:value-type="float">
            <text:p>5.385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6.9738" calcext:value-type="float">
            <text:p>6.9738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9.9626" calcext:value-type="float">
            <text:p>9.9626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1.9552" calcext:value-type="float">
            <text:p>11.9552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  <table:table-row table:style-name="ro1">
          <table:table-cell office:value-type="float" office:value="10.9091" calcext:value-type="float">
            <text:p>10.909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1:39.339266742</meta:creation-date>
    <dc:date>2024-02-04T18:27:07.540162521</dc:date>
    <meta:editing-duration>PT5M29S</meta:editing-duration>
    <meta:editing-cycles>1</meta:editing-cycles>
    <meta:document-statistic meta:table-count="1" meta:cell-count="1341" meta:object-count="1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345cm" svg:height="15.699cm" xlink:href=".." xlink:type="simple" chart:class="chart:bar" chart:style-name="ch1">
        <chart:legend chart:legend-position="end" svg:x="34.082cm" svg:y="7.55cm" style:legend-expansion="high" chart:style-name="ch2"/>
        <chart:plot-area chart:style-name="ch3" table:cell-range-address="Sheet1.A1:Sheet1.A1335" svg:x="0.726cm" svg:y="0.313cm" svg:width="32.63cm" svg:height="15.073cm">
          <chart:coordinate-region svg:x="1.347cm" svg:y="0.512cm" svg:width="32.009cm" svg:height="13.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1335" chart:class="chart:bar">
            <chart:data-point chart:repeated="660"/>
            <chart:data-point chart:style-name="ch8"/>
            <chart:data-point chart:repeated="6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3462">
                <text:p>14.3462</text:p>
                <draw:g>
                  <svg:desc>Sheet1.A1:Sheet1.A13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3963712">
                <text:p>5.39637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3963712">
                <text:p>5.39637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3963712">
                <text:p>5.39637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0784">
                <text:p>8.07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0784">
                <text:p>8.07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0784">
                <text:p>8.07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0784">
                <text:p>8.07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0784">
                <text:p>8.07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0784">
                <text:p>8.07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3963712">
                <text:p>5.39637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3963712">
                <text:p>5.39637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.0784">
                <text:p>8.07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.0784">
                <text:p>8.07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3856">
                <text:p>5.38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.9738">
                <text:p>6.973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1.9552">
                <text:p>11.955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0.9091">
                <text:p>10.909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0.9091">
                <text:p>10.9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